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a079" officeooo:paragraph-rsid="000fa07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{'IPV4_DST,IPV4_SRC': {'overflow_count': 0, 'currentusedspace': 8512, 'tablesize': 56000.0, 'oneEntrySize': 64}, 'FLAG,IPV4_DST,IPV4_SRC,IP_PROTO,PORT_DST,PORT_SRC': {'overflow_count': 0, 'currentusedspace': 1232, 'tablesize': 56000.0, 'oneEntrySize': 112}, 'FLAG,IPV4_DST,IPV4_SRC,IP_PROTO': {'overflow_count': 0, 'currentusedspace': 3920, 'tablesize': 56000.0, 'oneEntrySize': 80}, 'FLAG,IPV4_DST,IPV4_SRC,IP_PROTO,PORT_DST': {'overflow_count': 0, 'currentusedspace': 21408, 'tablesize': 56000.0, 'oneEntrySize': 96}, 'IPV4_DST,IPV4_SRC,IP_PROTO': {'overflow_count': 0, 'currentusedspace': 24768, 'tablesize': 56000.0, 'oneEntrySize': 72}, 'IPV4_DST,IPV4_SRC,IP_PROTO,PORT_DST': {'overflow_count': 919, 'currentusedspace': 55880, 'tablesize': 56000.0, 'oneEntrySize': 88}}</text:p>
      <text:p text:style-name="P1">{'IPV4_DST,IPV4_SRC': {'overflow_count': 0, 'currentusedspace': 8576, 'tablesize': 56000.0, 'oneEntrySize': 64}, 'FLAG,IPV4_DST,IPV4_SRC,IP_PROTO,PORT_DST,PORT_SRC': {'overflow_count': 0, 'currentusedspace': 1232, 'tablesize': 56000.0, 'oneEntrySize': 112}, 'FLAG,IPV4_DST,IPV4_SRC,IP_PROTO': {'overflow_count': 0, 'currentusedspace': 3760, 'tablesize': 56000.0, 'oneEntrySize': 80}, 'FLAG,IPV4_DST,IPV4_SRC,IP_PROTO,PORT_DST': {'overflow_count': 0, 'currentusedspace': 20640, 'tablesize': 56000.0, 'oneEntrySize': 96}, 'IPV4_DST,IPV4_SRC,IP_PROTO': {'overflow_count': 0, 'currentusedspace': 24408, 'tablesize': 56000.0, 'oneEntrySize': 72}, 'IPV4_DST,IPV4_SRC,IP_PROTO,PORT_DST': {'overflow_count': 787, 'currentusedspace': 55968, 'tablesize': 56000.0, 'oneEntrySize': 88}}</text:p>
      <text:p text:style-name="P1">{'IPV4_DST,IPV4_SRC': {'overflow_count': 0, 'currentusedspace': 8576, 'tablesize': 56000.0, 'oneEntrySize': 64}, 'FLAG,IPV4_DST,IPV4_SRC,IP_PROTO,PORT_DST,PORT_SRC': {'overflow_count': 0, 'currentusedspace': 1232, 'tablesize': 56000.0, 'oneEntrySize': 112}, 'FLAG,IPV4_DST,IPV4_SRC,IP_PROTO': {'overflow_count': 0, 'currentusedspace': 4160, 'tablesize': 56000.0, 'oneEntrySize': 80}, 'FLAG,IPV4_DST,IPV4_SRC,IP_PROTO,PORT_DST': {'overflow_count': 0, 'currentusedspace': 19872, 'tablesize': 56000.0, 'oneEntrySize': 96}, 'IPV4_DST,IPV4_SRC,IP_PROTO': {'overflow_count': 0, 'currentusedspace': 24768, 'tablesize': 56000.0, 'oneEntrySize': 72}, 'IPV4_DST,IPV4_SRC,IP_PROTO,PORT_DST': {'overflow_count': 844, 'currentusedspace': 55968, 'tablesize': 56000.0, 'oneEntrySize': 88}}</text:p>
      <text:p text:style-name="P1">{'IPV4_DST,IPV4_SRC': {'overflow_count': 0, 'currentusedspace': 8512, 'tablesize': 56000.0, 'oneEntrySize': 64}, 'FLAG,IPV4_DST,IPV4_SRC,IP_PROTO,PORT_DST,PORT_SRC': {'overflow_count': 0, 'currentusedspace': 1232, 'tablesize': 56000.0, 'oneEntrySize': 112}, 'FLAG,IPV4_DST,IPV4_SRC,IP_PROTO': {'overflow_count': 0, 'currentusedspace': 4000, 'tablesize': 56000.0, 'oneEntrySize': 80}, 'FLAG,IPV4_DST,IPV4_SRC,IP_PROTO,PORT_DST': {'overflow_count': 0, 'currentusedspace': 20736, 'tablesize': 56000.0, 'oneEntrySize': 96}, 'IPV4_DST,IPV4_SRC,IP_PROTO': {'overflow_count': 0, 'currentusedspace': 24480, 'tablesize': 56000.0, 'oneEntrySize': 72}, 'IPV4_DST,IPV4_SRC,IP_PROTO,PORT_DST': {'overflow_count': 877, 'currentusedspace': 55880, 'tablesize': 56000.0, 'oneEntrySize': 88}}</text:p>
      <text:p text:style-name="P1">{'IPV4_DST,IPV4_SRC': {'overflow_count': 0, 'currentusedspace': 8512, 'tablesize': 56000.0, 'oneEntrySize': 64}, 'FLAG,IPV4_DST,IPV4_SRC,IP_PROTO,PORT_DST,PORT_SRC': {'overflow_count': 0, 'currentusedspace': 1120, 'tablesize': 56000.0, 'oneEntrySize': 112}, 'FLAG,IPV4_DST,IPV4_SRC,IP_PROTO': {'overflow_count': 0, 'currentusedspace': 4000, 'tablesize': 56000.0, 'oneEntrySize': 80}, 'FLAG,IPV4_DST,IPV4_SRC,IP_PROTO,PORT_DST': {'overflow_count': 0, 'currentusedspace': 21600, 'tablesize': 56000.0, 'oneEntrySize': 96}, 'IPV4_DST,IPV4_SRC,IP_PROTO': {'overflow_count': 0, 'currentusedspace': 24696, 'tablesize': 56000.0, 'oneEntrySize': 72}, 'IPV4_DST,IPV4_SRC,IP_PROTO,PORT_DST': {'overflow_count': 880, 'currentusedspace': 55968, 'tablesize': 56000.0, 'oneEntrySize': 88}}</text:p>
      <text:p text:style-name="P1">{'IPV4_DST,IPV4_SRC': {'overflow_count': 0, 'currentusedspace': 8576, 'tablesize': 56000.0, 'oneEntrySize': 64}, 'FLAG,IPV4_DST,IPV4_SRC,IP_PROTO,PORT_DST,PORT_SRC': {'overflow_count': 0, 'currentusedspace': 1232, 'tablesize': 56000.0, 'oneEntrySize': 112}, 'FLAG,IPV4_DST,IPV4_SRC,IP_PROTO': {'overflow_count': 0, 'currentusedspace': 3920, 'tablesize': 56000.0, 'oneEntrySize': 80}, 'FLAG,IPV4_DST,IPV4_SRC,IP_PROTO,PORT_DST': {'overflow_count': 0, 'currentusedspace': 20160, 'tablesize': 56000.0, 'oneEntrySize': 96}, 'IPV4_DST,IPV4_SRC,IP_PROTO': {'overflow_count': 0, 'currentusedspace': 24768, 'tablesize': <text:soft-page-break/>56000.0, 'oneEntrySize': 72}, 'IPV4_DST,IPV4_SRC,IP_PROTO,PORT_DST': {'overflow_count': 840, 'currentusedspace': 55968, 'tablesize': 56000.0, 'oneEntrySize': 88}}</text:p>
      <text:p text:style-name="P1">{'IPV4_DST,IPV4_SRC': {'overflow_count': 0, 'currentusedspace': 8448, 'tablesize': 56000.0, 'oneEntrySize': 64}, 'FLAG,IPV4_DST,IPV4_SRC,IP_PROTO,PORT_DST,PORT_SRC': {'overflow_count': 0, 'currentusedspace': 1232, 'tablesize': 56000.0, 'oneEntrySize': 112}, 'FLAG,IPV4_DST,IPV4_SRC,IP_PROTO': {'overflow_count': 0, 'currentusedspace': 4160, 'tablesize': 56000.0, 'oneEntrySize': 80}, 'FLAG,IPV4_DST,IPV4_SRC,IP_PROTO,PORT_DST': {'overflow_count': 0, 'currentusedspace': 20640, 'tablesize': 56000.0, 'oneEntrySize': 96}, 'IPV4_DST,IPV4_SRC,IP_PROTO': {'overflow_count': 0, 'currentusedspace': 24840, 'tablesize': 56000.0, 'oneEntrySize': 72}, 'IPV4_DST,IPV4_SRC,IP_PROTO,PORT_DST': {'overflow_count': 970, 'currentusedspace': 55968, 'tablesize': 56000.0, 'oneEntrySize': 88}}</text:p>
      <text:p text:style-name="P1">{'IPV4_DST,IPV4_SRC': {'overflow_count': 0, 'currentusedspace': 8448, 'tablesize': 56000.0, 'oneEntrySize': 64}, 'FLAG,IPV4_DST,IPV4_SRC,IP_PROTO,PORT_DST,PORT_SRC': {'overflow_count': 0, 'currentusedspace': 1232, 'tablesize': 56000.0, 'oneEntrySize': 112}, 'FLAG,IPV4_DST,IPV4_SRC,IP_PROTO': {'overflow_count': 0, 'currentusedspace': 4080, 'tablesize': 56000.0, 'oneEntrySize': 80}, 'FLAG,IPV4_DST,IPV4_SRC,IP_PROTO,PORT_DST': {'overflow_count': 0, 'currentusedspace': 20448, 'tablesize': 56000.0, 'oneEntrySize': 96}, 'IPV4_DST,IPV4_SRC,IP_PROTO': {'overflow_count': 0, 'currentusedspace': 24768, 'tablesize': 56000.0, 'oneEntrySize': 72}, 'IPV4_DST,IPV4_SRC,IP_PROTO,PORT_DST': {'overflow_count': 857, 'currentusedspace': 55968, 'tablesize': 56000.0, 'oneEntrySize': 88}}</text:p>
      <text:p text:style-name="P1">{'IPV4_DST,IPV4_SRC': {'overflow_count': 0, 'currentusedspace': 8448, 'tablesize': 56000.0, 'oneEntrySize': 64}, 'FLAG,IPV4_DST,IPV4_SRC,IP_PROTO,PORT_DST,PORT_SRC': {'overflow_count': 0, 'currentusedspace': 1232, 'tablesize': 56000.0, 'oneEntrySize': 112}, 'FLAG,IPV4_DST,IPV4_SRC,IP_PROTO': {'overflow_count': 0, 'currentusedspace': 3760, 'tablesize': 56000.0, 'oneEntrySize': 80}, 'FLAG,IPV4_DST,IPV4_SRC,IP_PROTO,PORT_DST': {'overflow_count': 0, 'currentusedspace': 20256, 'tablesize': 56000.0, 'oneEntrySize': 96}, 'IPV4_DST,IPV4_SRC,IP_PROTO': {'overflow_count': 0, 'currentusedspace': 24984, 'tablesize': 56000.0, 'oneEntrySize': 72}, 'IPV4_DST,IPV4_SRC,IP_PROTO,PORT_DST': {'overflow_count': 855, 'currentusedspace': 55968, 'tablesize': 56000.0, 'oneEntrySize': 88}}</text:p>
      <text:p text:style-name="P1">{'IPV4_DST,IPV4_SRC': {'overflow_count': 0, 'currentusedspace': 8512, 'tablesize': 56000.0, 'oneEntrySize': 64}, 'FLAG,IPV4_DST,IPV4_SRC,IP_PROTO,PORT_DST,PORT_SRC': {'overflow_count': 0, 'currentusedspace': 1232, 'tablesize': 56000.0, 'oneEntrySize': 112}, 'FLAG,IPV4_DST,IPV4_SRC,IP_PROTO': {'overflow_count': 0, 'currentusedspace': 3840, 'tablesize': 56000.0, 'oneEntrySize': 80}, 'FLAG,IPV4_DST,IPV4_SRC,IP_PROTO,PORT_DST': {'overflow_count': 0, 'currentusedspace': 20832, 'tablesize': 56000.0, 'oneEntrySize': 96}, 'IPV4_DST,IPV4_SRC,IP_PROTO': {'overflow_count': 0, 'currentusedspace': 24480, 'tablesize': 56000.0, 'oneEntrySize': 72}, 'IPV4_DST,IPV4_SRC,IP_PROTO,PORT_DST': {'overflow_count': 873, 'currentusedspace': 55968, 'tablesize': 56000.0, 'oneEntrySize': 88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3T17:05:09.091238005</meta:creation-date>
    <dc:date>2018-06-03T17:06:26.108854928</dc:date>
    <meta:editing-duration>PT1M18S</meta:editing-duration>
    <meta:editing-cycles>1</meta:editing-cycles>
    <meta:document-statistic meta:table-count="0" meta:image-count="0" meta:object-count="0" meta:page-count="2" meta:paragraph-count="10" meta:word-count="540" meta:character-count="7740" meta:non-whitespace-character-count="7210"/>
    <meta:generator>LibreOffice/5.1.6.2$Linux_X86_64 LibreOffice_project/10m0$Build-2</meta:generator>
  </office:meta>
</office:document-meta>
</file>